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387832" officeooo:paragraph-rsid="003878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4ef675" officeooo:paragraph-rsid="004ef675"/>
    </style:style>
    <style:style style:name="P4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4ef675" officeooo:paragraph-rsid="0052f6d0"/>
    </style:style>
    <style:style style:name="T1" style:family="text">
      <style:text-properties officeooo:rsid="0035c9ca"/>
    </style:style>
    <style:style style:name="T2" style:family="text">
      <style:text-properties officeooo:rsid="00387832"/>
    </style:style>
    <style:style style:name="T3" style:family="text">
      <style:text-properties officeooo:rsid="004836fa"/>
    </style:style>
    <style:style style:name="T4" style:family="text">
      <style:text-properties officeooo:rsid="004ef675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officeooo:rsid="00505461"/>
    </style:style>
    <style:style style:name="T8" style:family="text">
      <style:text-properties officeooo:rsid="00519e9d"/>
    </style:style>
    <style:style style:name="T9" style:family="text">
      <style:text-properties style:font-name="DejaVu Sans Mono" officeooo:rsid="00519e9d"/>
    </style:style>
    <style:style style:name="T10" style:family="text">
      <style:text-properties style:font-name="DejaVu Sans Mono" officeooo:rsid="0052f6d0"/>
    </style:style>
    <style:style style:name="T11" style:family="text">
      <style:text-properties officeooo:rsid="0052f6d0"/>
    </style:style>
    <style:style style:name="T12" style:family="text">
      <style:text-properties officeooo:rsid="0053f447"/>
    </style:style>
    <style:style style:name="T13" style:family="text">
      <style:text-properties officeooo:rsid="00547cbf"/>
    </style:style>
    <style:style style:name="T14" style:family="text">
      <style:text-properties officeooo:rsid="00563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<text:span text:style-name="T3">4</text:span> <text:span text:style-name="T4">Find the Errors</text:span></text:p>
      <text:p text:style-name="P1"><text:span text:style-name="T1">CSC 134</text:span> – section <text:span text:style-name="T2">200</text:span> – Fall 2014</text:p>
      <text:p text:style-name="P1">Walter <text:span text:style-name="T14">B.</text:span> Vaughan</text:p>
      <text:p text:style-name="P1"/>
      <text:p text:style-name="P4">58.<text:tab/>- missing <text:span text:style-name="T5">#</text:span> before <text:span text:style-name="T5">include</text:span><text:line-break/>- <text:span text:style-name="T8">extra</text:span> semicolon on first line of first <text:span text:style-name="T5">cout</text:span> statement<text:line-break/>- <text:span text:style-name="T5">int</text:span> declaration on line afterwards <text:span text:style-name="T8">ends in comma instead of </text:span>semicolon<text:line-break/>- i<text:span text:style-name="T5">f ( average </text:span><text:span text:style-name="T6">=</text:span><text:span text:style-name="T5"> 100 )</text:span> should be if <text:span text:style-name="T6">( average == 100 )</text:span>, not assignment operator</text:p>
      <text:p text:style-name="P4"><text:tab/>- <text:span text:style-name="T11">That </text:span><text:span text:style-name="T10">if</text:span><text:span text:style-name="T11"> statement shouldn't have a semicolon at the end of the line</text:span><text:line-break/>- <text:span text:style-name="T5">perfectScore</text:span> is <text:span text:style-name="T8">declared after its initialized. Should be declared before </text:span><text:span text:style-name="T9">if</text:span><text:span text:style-name="T8"> statement</text:span><text:line-break/>- <text:span text:style-name="T11">final </text:span><text:span text:style-name="T10">if</text:span><text:span text:style-name="T11"> statement also has extra semicolon after condition</text:span></text:p>
      <text:p text:style-name="P4"><text:tab/>- <text:span text:style-name="T5">return</text:span> statement happens inside <text:span text:style-name="T11">last</text:span> <text:span text:style-name="T5">if</text:span> statement<text:line-break/>- <text:span text:style-name="T5">if</text:span> statement is missing closing bracket, <text:span text:style-name="T11">should go before </text:span><text:span text:style-name="T10">return</text:span><text:span text:style-name="T11"> statement.</text:span></text:p>
      <text:p text:style-name="P3"/>
      <text:p text:style-name="P3">59.<text:tab/>- missing brackets around <text:span text:style-name="T5">if</text:span> statement<text:line-break/>- missing brackets around <text:span text:style-name="T5">else</text:span> statement<text:line-break/>- <text:span text:style-name="T12">trailing </text:span><text:span text:style-name="T5">&lt;&lt;</text:span> should <text:span text:style-name="T12">be a semicolon instead. </text:span>(<text:span text:style-name="T5">“the quotient of “ &lt;&lt; num1;</text:span>)</text:p>
      <text:p text:style-name="P3"/>
      <text:p text:style-name="P3">60.<text:tab/>- <text:span text:style-name="T5">else</text:span> statement and corresponding <text:span text:style-name="T13">code</text:span> should appear after the last <text:span text:style-name="T5">else if</text:span><text:line-break/>- negative <text:span text:style-name="T5">testScore</text:span>s are considered <text:span text:style-name="T13">failing</text:span> <text:span text:style-name="T13">when they should be invalid (?)</text:span></text:p>
      <text:p text:style-name="P3"/>
      <text:p text:style-name="P3">61.<text:tab/>- the <text:span text:style-name="T5">case</text:span>s should <text:span text:style-name="T13">use</text:span> constant value<text:span text:style-name="T7">s or integer literals</text:span>, not conditional <text:span text:style-name="T7">express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30T15:51:26.378709157</dc:date>
    <meta:editing-duration>PT8H2M14S</meta:editing-duration>
    <meta:editing-cycles>43</meta:editing-cycles>
    <meta:generator>LibreOffice/4.2.5.2$Linux_X86_64 LibreOffice_project/420m0$Build-2</meta:generator>
    <meta:document-statistic meta:table-count="0" meta:image-count="0" meta:object-count="0" meta:page-count="1" meta:paragraph-count="9" meta:word-count="184" meta:character-count="1071" meta:non-whitespace-character-count="892"/>
  </office:meta>
</office:document-meta>
</file>